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Geenafstand" style:master-page-name="MP0" style:family="paragraph">
      <style:paragraph-properties fo:break-before="page"/>
    </style:style>
    <style:style style:name="T10" style:parent-style-name="Standaardalinea-lettertype" style:family="text">
      <style:text-properties fo:language="en" fo:country="US"/>
    </style:style>
    <style:style style:name="T11" style:parent-style-name="Standaardalinea-lettertype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2" style:parent-style-name="Standaardalinea-lettertype" style:family="text">
      <style:text-properties fo:language="en" fo:country="US"/>
    </style:style>
    <style:style style:name="T13" style:parent-style-name="Standaardalinea-lettertype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4" style:parent-style-name="Standaardalinea-lettertype" style:family="text">
      <style:text-properties fo:language="en" fo:country="US"/>
    </style:style>
    <style:style style:name="P15" style:parent-style-name="Geenafstand" style:family="paragraph">
      <style:text-properties fo:language="en" fo:country="US"/>
    </style:style>
    <style:style style:name="TableColumn17" style:family="table-column">
      <style:table-column-properties style:column-width="2.6548in"/>
    </style:style>
    <style:style style:name="TableColumn18" style:family="table-column">
      <style:table-column-properties style:column-width="3.6381in"/>
    </style:style>
    <style:style style:name="Table16" style:family="table">
      <style:table-properties style:width="6.293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21" style:parent-style-name="Standaardalinea-lettertype" style:family="text">
      <style:text-properties fo:font-weight="bold" style:font-weight-asian="bold" fo:language="en" fo:country="US"/>
    </style:style>
    <style:style style:name="TableCell2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3" style:parent-style-name="Geenafstand" style:family="paragraph">
      <style:text-properties fo:font-weight="bold" style:font-weight-asian="bold" fo:language="en" fo:country="US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26" style:parent-style-name="Standaardalinea-lettertype" style:family="text">
      <style:text-properties fo:font-weight="bold" style:font-weight-asian="bold" fo:language="en" fo:country="US"/>
    </style:style>
    <style:style style:name="TableCell2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8" style:parent-style-name="Geenafstand" style:family="paragraph">
      <style:text-properties fo:font-weight="bold" style:font-weight-asian="bold"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31" style:parent-style-name="Standaardalinea-lettertype" style:family="text">
      <style:text-properties fo:font-weight="bold" style:font-weight-asian="bold" fo:language="en" fo:country="US"/>
    </style:style>
    <style:style style:name="TableCell3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3" style:parent-style-name="Geenafstand" style:family="paragraph">
      <style:text-properties fo:font-weight="bold" style:font-weight-asian="bold" fo:language="en" fo:country="US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36" style:parent-style-name="Standaardalinea-lettertype" style:family="text">
      <style:text-properties fo:font-weight="bold" style:font-weight-asian="bold" fo:language="en" fo:country="US"/>
    </style:style>
    <style:style style:name="TableCell3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8" style:parent-style-name="Geenafstand" style:family="paragraph">
      <style:text-properties fo:font-weight="bold" style:font-weight-asian="bold"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41" style:parent-style-name="Standaardalinea-lettertype" style:family="text">
      <style:text-properties fo:font-weight="bold" style:font-weight-asian="bold" fo:language="en" fo:country="US"/>
    </style:style>
    <style:style style:name="TableCell4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43" style:parent-style-name="Geenafstand" style:family="paragraph">
      <style:text-properties fo:font-weight="bold" style:font-weight-asian="bold" fo:language="en" fo:country="US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46" style:parent-style-name="Standaardalinea-lettertype" style:family="text">
      <style:text-properties fo:font-weight="bold" style:font-weight-asian="bold" fo:language="en" fo:country="US"/>
    </style:style>
    <style:style style:name="TableCell4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48" style:parent-style-name="Geenafstand" style:family="paragraph">
      <style:text-properties fo:language="en" fo:country="US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51" style:parent-style-name="Standaardalinea-lettertype" style:family="text">
      <style:text-properties fo:font-weight="bold" style:font-weight-asian="bold" fo:language="en" fo:country="US"/>
    </style:style>
    <style:style style:name="TableCell5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53" style:parent-style-name="Geenafstand" style:family="paragraph">
      <style:text-properties fo:font-weight="bold" style:font-weight-asian="bold"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56" style:parent-style-name="Standaardalinea-lettertype" style:family="text">
      <style:text-properties fo:font-weight="bold" style:font-weight-asian="bold" fo:language="en" fo:country="US"/>
    </style:style>
    <style:style style:name="TableCell5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58" style:parent-style-name="Geenafstand" style:family="paragraph">
      <style:text-properties fo:font-weight="bold" style:font-weight-asian="bold" fo:language="en" fo:country="US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background-color="#D9D9D9" style:writing-mode="lr-tb" fo:padding-top="0.0784in" fo:padding-left="0.075in" fo:padding-bottom="0.0784in" fo:padding-right="0.075in"/>
    </style:style>
    <style:style style:name="T61" style:parent-style-name="Standaardalinea-lettertype" style:family="text">
      <style:text-properties fo:font-weight="bold" style:font-weight-asian="bold" fo:language="en" fo:country="US"/>
    </style:style>
    <style:style style:name="TableCell6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63" style:parent-style-name="Geenafstand" style:family="paragraph">
      <style:text-properties fo:language="en" fo:country="US"/>
    </style:style>
    <style:style style:name="P64" style:parent-style-name="Geenafstand" style:family="paragraph">
      <style:paragraph-properties>
        <style:tab-stops>
          <style:tab-stop style:type="left" style:position="1.3784in"/>
        </style:tab-stops>
      </style:paragraph-properties>
      <style:text-properties fo:language="en" fo:country="US"/>
    </style:style>
    <style:style style:name="P65" style:parent-style-name="Geenafstand" style:family="paragraph">
      <style:text-properties fo:font-weight="bold" style:font-weight-asian="bold" fo:font-size="14pt" style:font-size-asian="14pt" style:font-size-complex="14pt" fo:language="en" fo:country="US"/>
    </style:style>
    <style:style style:name="T66" style:parent-style-name="Standaardalinea-lettertype" style:family="text">
      <style:text-properties fo:language="en" fo:country="US"/>
    </style:style>
    <style:style style:name="T67" style:parent-style-name="Standaardalinea-lettertype" style:family="text">
      <style:text-properties fo:language="en" fo:country="US"/>
    </style:style>
    <style:style style:name="T68" style:parent-style-name="Hyperlink" style:family="text">
      <style:text-properties fo:language="en" fo:country="US"/>
    </style:style>
    <style:style style:name="T69" style:parent-style-name="Standaardalinea-lettertype" style:family="text">
      <style:text-properties fo:language="en" fo:country="US"/>
    </style:style>
    <style:style style:name="P70" style:parent-style-name="Standaard" style:family="paragraph">
      <style:text-properties fo:language="en" fo:country="US"/>
    </style:style>
    <style:style style:name="P71" style:parent-style-name="Geenafstand" style:family="paragraph">
      <style:text-properties fo:font-weight="bold" style:font-weight-asian="bold" fo:font-size="14pt" style:font-size-asian="14pt" style:font-size-complex="14pt" fo:language="en" fo:country="US"/>
    </style:style>
    <style:style style:name="T72" style:parent-style-name="Standaardalinea-lettertype" style:family="text">
      <style:text-properties fo:language="en" fo:country="US"/>
    </style:style>
    <style:style style:name="T73" style:parent-style-name="Standaardalinea-lettertype" style:family="text">
      <style:text-properties fo:font-style="italic" style:font-style-asian="italic" style:font-style-complex="italic" fo:language="en" fo:country="US"/>
    </style:style>
    <style:style style:name="T74" style:parent-style-name="Standaardalinea-lettertype" style:family="text">
      <style:text-properties fo:language="en" fo:country="US"/>
    </style:style>
    <style:style style:name="T75" style:parent-style-name="Standaardalinea-lettertype" style:family="text">
      <style:text-properties fo:font-style="italic" style:font-style-asian="italic" style:font-style-complex="italic" fo:language="en" fo:country="US"/>
    </style:style>
    <style:style style:name="T76" style:parent-style-name="Standaardalinea-lettertype" style:family="text">
      <style:text-properties fo:language="en" fo:country="US"/>
    </style:style>
    <style:style style:name="P77" style:parent-style-name="Geenafstand" style:family="paragraph">
      <style:text-properties fo:language="en" fo:country="US"/>
    </style:style>
    <style:style style:name="P78" style:parent-style-name="Geenafstand" style:family="paragraph">
      <style:text-properties fo:font-weight="bold" style:font-weight-asian="bold" fo:font-size="14pt" style:font-size-asian="14pt" style:font-size-complex="14pt" fo:language="en" fo:country="US"/>
    </style:style>
    <style:style style:name="T79" style:parent-style-name="Standaardalinea-lettertype" style:family="text">
      <style:text-properties fo:language="en" fo:country="US"/>
    </style:style>
    <style:style style:name="T80" style:parent-style-name="Standaardalinea-lettertype" style:family="text">
      <style:text-properties fo:font-style="italic" style:font-style-asian="italic" fo:language="en" fo:country="US"/>
    </style:style>
    <style:style style:name="T81" style:parent-style-name="Standaardalinea-lettertype" style:family="text">
      <style:text-properties style:font-style-complex="italic" fo:language="en" fo:country="US"/>
    </style:style>
    <style:style style:name="T82" style:parent-style-name="Standaardalinea-lettertype" style:family="text">
      <style:text-properties fo:font-style="italic" style:font-style-asian="italic" fo:language="en" fo:country="US"/>
    </style:style>
    <style:style style:name="T83" style:parent-style-name="Standaardalinea-lettertype" style:family="text">
      <style:text-properties fo:language="en" fo:country="US"/>
    </style:style>
    <style:style style:name="T84" style:parent-style-name="Hyperlink" style:family="text">
      <style:text-properties fo:language="en" fo:country="US"/>
    </style:style>
    <style:style style:name="T85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<text:span text:style-name="T10">With this form one can request access to the<text:s/></text:span><text:span text:style-name="T11">Batch testing HTTP API</text:span><text:span text:style-name="T12"><text:s/>of Internet.nl. With the provided credentials one can also use the<text:s/></text:span><text:span text:style-name="T13">API Dashboard</text:span><text:span text:style-name="T14">. The API Dashboard makes the API easier to use for less technical users. It also offers the possibility to create nice overviews of the adoption rate at a specific moment in time, or show the development of the adoption rate over a longer period of time.<text:s/>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Geenafstand"><text:span text:style-name="T21">Application date</text:span>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Geenafstand"><text:span text:style-name="T26">Name</text:span>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Geenafstand"><text:span text:style-name="T31">E-mail address</text:span>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Geenafstand"><text:span text:style-name="T36">Mobile phone number (for receiving the password)<text:s/>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Geenafstand"><text:span text:style-name="T41">Organization name</text:span>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Geenafstand"><text:span text:style-name="T46">Nature of organization</text:span></text:p>
          </table:table-cell>
          <table:table-cell table:style-name="TableCell47">
            <text:p text:style-name="P48">Government / non-profit / for-profit</text:p>
          </table:table-cell>
        </table:table-row>
        <table:table-row table:style-name="TableRow49">
          <table:table-cell table:style-name="TableCell50">
            <text:p text:style-name="Geenafstand"><text:span text:style-name="T51">Chamber of Commerce number</text:span>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Geenafstand"><text:span text:style-name="T56">Reason for application (how will the test results be used?)</text:span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Geenafstand"><text:span text:style-name="T61">Intended usage frequency</text:span></text:p>
          </table:table-cell>
          <table:table-cell table:style-name="TableCell62">
            <text:p text:style-name="P63"/>
          </table:table-cell>
        </table:table-row>
      </table:table>
      <text:p text:style-name="P64"/>
      <text:p text:style-name="P65">Terms of use</text:p>
      <text:p text:style-name="Geenafstand"><text:span text:style-name="T66">By submitting this application form the applicant declares that he / she will honor the terms of use<text:s/></text:span><text:span text:style-name="T67">which are published on Github:<text:s/></text:span><text:a xlink:href="https://github.com/internetstandards/Internet.nl-API-docs/blob/main/terms-of-use.md" office:target-frame-name="_top" xlink:show="replace"><text:span text:style-name="T68">https://github.com/internetstandards/Internet.nl-API-docs/blob/main/terms-of-use.md</text:span></text:a><text:span text:style-name="T69"><text:s/></text:span></text:p>
      <text:p text:style-name="P70"/>
      <text:p text:style-name="P71">Procedure for issuing login details</text:p>
      <text:p text:style-name="Geenafstand"><text:span text:style-name="T72">After formal approval of your request by our Steering Committee, your username and instructions for using the<text:s/></text:span><text:span text:style-name="T73">Batch testing HTTP API</text:span><text:span text:style-name="T74"><text:s/>and<text:s/></text:span><text:span text:style-name="T75">API Dashboard</text:span><text:span text:style-name="T76"><text:s/>are send to the specified e-mail address. The corresponding password will be send to the specified mobile phone number.<text:s/></text:span></text:p>
      <text:p text:style-name="P77"/>
      <text:p text:style-name="P78">Support</text:p>
      <text:p text:style-name="Geenafstand"><text:span text:style-name="T79">For questions regarding (the use of) the<text:s/></text:span><text:span text:style-name="T80">Batch testing HTTP API</text:span><text:span text:style-name="T81"><text:s/>and the<text:s/></text:span><text:span text:style-name="T82">API Dashboard</text:span><text:span text:style-name="T83">, an e-mail can be send to<text:s/></text:span><text:a xlink:href="mailto:question@internet.nl" office:target-frame-name="_top" xlink:show="replace"><text:span text:style-name="T84">question@internet.nl</text:span></text:a><text:span text:style-name="T85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bottom="0in" style:line-height-at-least="0.1666in" fo:margin-left="0.5in">
        <style:tab-stops/>
      </style:paragraph-properties>
      <style:text-properties style:font-name-asian="Times New Roman" fo:font-size="10pt" style:font-size-asian="10pt" style:font-size-complex="10pt" fo:hyphenate="false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NL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NL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808080" fo:background-color="#E6E6E6"/>
    </style:style>
    <style:style style:name="Revisie" style:display-name="Revisie" style:family="paragraph">
      <style:paragraph-properties style:vertical-align="auto" fo:margin-bottom="0in" fo:line-height="100%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06in"/>
      </style:header-style>
      <style:footer-style>
        <style:header-footer-properties style:dynamic-spacing="true" fo:min-height="0.0006in"/>
      </style:footer-style>
    </style:page-layout>
    <style:style style:name="T2" style:parent-style-name="Standaardalinea-lettertype" style:family="text">
      <style:text-properties fo:font-size="14pt" style:font-size-asian="14pt" style:font-size-complex="14pt" fo:language="en" fo:country="US"/>
    </style:style>
    <style:style style:name="T3" style:parent-style-name="Standaardalinea-lettertype" style:family="text">
      <style:text-properties fo:font-size="14pt" style:font-size-asian="14pt" style:font-size-complex="14pt" fo:language="en" fo:country="US"/>
    </style:style>
    <style:style style:name="P4" style:parent-style-name="Geenafstand" style:family="paragraph">
      <style:text-properties fo:font-size="14pt" style:font-size-asian="14pt" style:font-size-complex="14pt"/>
    </style:style>
    <style:style style:name="P5" style:parent-style-name="Geenafstand" style:family="paragraph">
      <style:text-properties fo:font-size="14pt" style:font-size-asian="14pt" style:font-size-complex="14pt"/>
    </style:style>
    <style:style style:name="P6" style:parent-style-name="Geenafstand" style:family="paragraph">
      <style:text-properties fo:font-size="14pt" style:font-size-asian="14pt" style:font-size-complex="14pt"/>
    </style:style>
    <style:style style:name="P7" style:parent-style-name="Voettekst" style:family="paragraph">
      <style:paragraph-properties fo:text-align="end"/>
    </style:style>
    <style:style style:name="T8" style:parent-style-name="Standaardalinea-lettertype" style:family="text">
      <style:text-properties fo:font-weight="bold" style:font-weight-asian="bold" style:font-weight-complex="bold"/>
    </style:style>
    <style:style style:name="T9" style:parent-style-name="Standaardalinea-lettertype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Geenafstand"><draw:frame draw:z-index="251659264" draw:style-name="a0" draw:name="Afbeelding 1" text:anchor-type="paragraph" svg:x="4.12893in" svg:y="-0.1875in" svg:width="2.12986in" svg:height="0.63819in" style:rel-width="scale" style:rel-height="scale"><draw:image xlink:href="media/image1.png" xlink:type="simple" xlink:show="embed" xlink:actuate="onLoad"/><svg:title/><svg:desc/></draw:frame><text:span text:style-name="T2">Batch testing HTTP API &amp; API DASHBOARD</text:span><text:span text:style-name="T3"><text:tab/></text:span></text:p>
        <text:p text:style-name="P4">Application form (version 1.5)</text:p>
        <text:p text:style-name="P5"/>
        <text:p text:style-name="P6"/>
      </style:header>
      <style:footer>
        <text:p text:style-name="P7">Page<text:s/><text:span text:style-name="T8"><text:page-number text:fixed="false">2</text:page-number></text:span><text:s/>of<text:s/><text:span text:style-name="T9"><text:page-count>2</text:page-count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nnis Baaten</meta:initial-creator>
    <dc:creator>Dennis Baaten</dc:creator>
    <meta:creation-date>2020-08-06T14:53:00Z</meta:creation-date>
    <dc:date>2023-02-23T14:37:00Z</dc:date>
    <meta:template xlink:href="Normal.dotm" xlink:type="simple"/>
    <meta:editing-cycles>5</meta:editing-cycles>
    <meta:editing-duration>PT4560S</meta:editing-duration>
    <meta:document-statistic meta:page-count="1" meta:paragraph-count="3" meta:word-count="235" meta:character-count="1527" meta:row-count="10" meta:non-whitespace-character-count="1295"/>
  </office:meta>
</office:document-meta>
</file>